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15ea6" draw:marker-start-width="0.358cm" draw:marker-end-width="0.358cm" draw:fill="none" draw:textarea-horizontal-align="justify" draw:textarea-vertical-align="middle" draw:auto-grow-height="false" fo:min-height="0.636cm" fo:min-width="0.386cm" fo:padding-top="0.177cm" fo:padding-bottom="0.177cm" fo:padding-left="0.302cm" fo:padding-right="0.30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cm" svg:height="1.4cm" svg:x="13.353cm" svg:y="4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4cm" svg:height="1.4cm" svg:x="13.353cm" svg:y="7.1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.4cm" svg:height="1.4cm" svg:x="13.353cm" svg:y="9.9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1.4cm" svg:height="1.4cm" svg:x="5.6cm" svg:y="3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5.6cm" svg:y="5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5.6cm" svg:y="8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4cm" svg:height="1.4cm" svg:x="5.601cm" svg:y="5.7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.4cm" svg:height="1.4cm" svg:x="5.601cm" svg:y="8.5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4cm" svg:height="1.4cm" svg:x="5.6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cm" svg:height="1.4cm" svg:x="20.999cm" svg:y="3.0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20.999cm" svg:y="5.7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1.4cm" svg:x="20.999cm" svg:y="8.5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1.4cm" svg:height="1.4cm" svg:x="21cm" svg:y="5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1.4cm" svg:height="1.4cm" svg:x="21cm" svg:y="8.5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1.4cm" svg:height="1.4cm" svg:x="20.999cm" svg:y="1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cm" svg:y1="3.725cm" svg:x2="13.353cm" svg:y2="5.125cm" draw:start-shape="id1" draw:start-glue-point="10" draw:end-shape="id2" draw:end-glue-point="6" svg:d="M7000 3725l6353 1400" svg:viewBox="0 0 6354 1401">
          <text:p/>
        </draw:connector>
        <draw:connector draw:style-name="gr2" draw:text-style-name="P1" draw:layer="layout" draw:type="line" svg:x1="7.001cm" svg:y1="6.426cm" svg:x2="13.353cm" svg:y2="5.125cm" draw:start-shape="id3" draw:start-glue-point="10" draw:end-shape="id2" draw:end-glue-point="6" svg:d="M7001 6426l6352-1301" svg:viewBox="0 0 6353 1302">
          <text:p/>
        </draw:connector>
        <draw:connector draw:style-name="gr2" draw:text-style-name="P1" draw:layer="layout" draw:type="line" svg:x1="7.001cm" svg:y1="9.226cm" svg:x2="13.353cm" svg:y2="5.125cm" draw:start-shape="id4" draw:start-glue-point="10" draw:end-shape="id2" draw:end-glue-point="6" svg:d="M7001 9226l6352-4101" svg:viewBox="0 0 6353 4102">
          <text:p/>
        </draw:connector>
        <draw:connector draw:style-name="gr2" draw:text-style-name="P1" draw:layer="layout" draw:type="line" svg:x1="7cm" svg:y1="12.025cm" svg:x2="13.353cm" svg:y2="5.125cm" draw:start-shape="id5" draw:start-glue-point="10" draw:end-shape="id2" draw:end-glue-point="6" svg:d="M7000 12025l6353-6900" svg:viewBox="0 0 6354 6901">
          <text:p/>
        </draw:connector>
        <draw:connector draw:style-name="gr2" draw:text-style-name="P1" draw:layer="layout" draw:type="line" svg:x1="7cm" svg:y1="3.725cm" svg:x2="13.353cm" svg:y2="7.825cm" draw:start-shape="id1" draw:start-glue-point="10" draw:end-shape="id6" draw:end-glue-point="6" svg:d="M7000 3725l6353 4100" svg:viewBox="0 0 6354 4101">
          <text:p/>
        </draw:connector>
        <draw:connector draw:style-name="gr2" draw:text-style-name="P1" draw:layer="layout" draw:type="line" svg:x1="7.001cm" svg:y1="6.426cm" svg:x2="13.353cm" svg:y2="7.825cm" draw:start-shape="id3" draw:start-glue-point="10" draw:end-shape="id6" draw:end-glue-point="6" svg:d="M7001 6426l6352 1399" svg:viewBox="0 0 6353 1400">
          <text:p/>
        </draw:connector>
        <draw:connector draw:style-name="gr2" draw:text-style-name="P1" draw:layer="layout" draw:type="line" svg:x1="7.001cm" svg:y1="9.226cm" svg:x2="13.353cm" svg:y2="7.825cm" draw:start-shape="id4" draw:start-glue-point="10" draw:end-shape="id6" draw:end-glue-point="6" svg:d="M7001 9226l6352-1401" svg:viewBox="0 0 6353 1402">
          <text:p/>
        </draw:connector>
        <draw:connector draw:style-name="gr2" draw:text-style-name="P1" draw:layer="layout" draw:type="line" svg:x1="7cm" svg:y1="12.025cm" svg:x2="13.353cm" svg:y2="7.825cm" draw:start-shape="id5" draw:start-glue-point="10" draw:end-shape="id6" draw:end-glue-point="6" svg:d="M7000 12025l6353-4200" svg:viewBox="0 0 6354 4201">
          <text:p/>
        </draw:connector>
        <draw:connector draw:style-name="gr2" draw:text-style-name="P1" draw:layer="layout" draw:type="line" svg:x1="7cm" svg:y1="3.725cm" svg:x2="13.353cm" svg:y2="10.625cm" draw:start-shape="id1" draw:start-glue-point="10" draw:end-shape="id7" draw:end-glue-point="6" svg:d="M7000 3725l6353 6900" svg:viewBox="0 0 6354 6901">
          <text:p/>
        </draw:connector>
        <draw:connector draw:style-name="gr2" draw:text-style-name="P1" draw:layer="layout" draw:type="line" svg:x1="7.001cm" svg:y1="6.426cm" svg:x2="13.353cm" svg:y2="10.625cm" draw:start-shape="id3" draw:start-glue-point="10" draw:end-shape="id7" draw:end-glue-point="6" svg:d="M7001 6426l6352 4199" svg:viewBox="0 0 6353 4200">
          <text:p/>
        </draw:connector>
        <draw:connector draw:style-name="gr2" draw:text-style-name="P1" draw:layer="layout" draw:type="line" svg:x1="7.001cm" svg:y1="9.226cm" svg:x2="13.353cm" svg:y2="10.625cm" draw:start-shape="id4" draw:start-glue-point="10" draw:end-shape="id7" draw:end-glue-point="6" svg:d="M7001 9226l6352 1399" svg:viewBox="0 0 6353 1400">
          <text:p/>
        </draw:connector>
        <draw:connector draw:style-name="gr2" draw:text-style-name="P1" draw:layer="layout" draw:type="line" svg:x1="7cm" svg:y1="12.025cm" svg:x2="13.353cm" svg:y2="10.625cm" draw:start-shape="id5" draw:start-glue-point="10" draw:end-shape="id7" draw:end-glue-point="6" svg:d="M7000 12025l6353-1400" svg:viewBox="0 0 6354 1401">
          <text:p/>
        </draw:connector>
        <draw:connector draw:style-name="gr2" draw:text-style-name="P1" draw:layer="layout" draw:type="line" svg:x1="14.753cm" svg:y1="5.125cm" svg:x2="20.999cm" svg:y2="3.726cm" draw:start-shape="id2" draw:start-glue-point="10" draw:end-shape="id8" draw:end-glue-point="6" svg:d="M14753 5125l6246-1399" svg:viewBox="0 0 6247 1400">
          <text:p/>
        </draw:connector>
        <draw:connector draw:style-name="gr2" draw:text-style-name="P1" draw:layer="layout" draw:type="line" svg:x1="14.753cm" svg:y1="5.125cm" svg:x2="21cm" svg:y2="6.427cm" draw:start-shape="id2" draw:start-glue-point="10" draw:end-shape="id9" draw:end-glue-point="6" svg:d="M14753 5125l6247 1302" svg:viewBox="0 0 6248 1303">
          <text:p/>
        </draw:connector>
        <draw:connector draw:style-name="gr2" draw:text-style-name="P1" draw:layer="layout" draw:type="line" svg:x1="14.753cm" svg:y1="5.125cm" svg:x2="21cm" svg:y2="9.227cm" draw:start-shape="id2" draw:start-glue-point="10" draw:end-shape="id10" draw:end-glue-point="6" svg:d="M14753 5125l6247 4102" svg:viewBox="0 0 6248 4103">
          <text:p/>
        </draw:connector>
        <draw:connector draw:style-name="gr2" draw:text-style-name="P1" draw:layer="layout" draw:type="line" svg:x1="14.753cm" svg:y1="5.125cm" svg:x2="20.999cm" svg:y2="12.026cm" draw:start-shape="id2" draw:start-glue-point="10" draw:end-shape="id11" draw:end-glue-point="6" svg:d="M14753 5125l6246 6901" svg:viewBox="0 0 6247 6902">
          <text:p/>
        </draw:connector>
        <draw:connector draw:style-name="gr2" draw:text-style-name="P1" draw:layer="layout" draw:type="line" svg:x1="14.753cm" svg:y1="7.825cm" svg:x2="20.999cm" svg:y2="3.726cm" draw:start-shape="id6" draw:start-glue-point="10" draw:end-shape="id8" draw:end-glue-point="6" svg:d="M14753 7825l6246-4099" svg:viewBox="0 0 6247 4100">
          <text:p/>
        </draw:connector>
        <draw:connector draw:style-name="gr2" draw:text-style-name="P1" draw:layer="layout" draw:type="line" svg:x1="14.753cm" svg:y1="7.825cm" svg:x2="21cm" svg:y2="6.427cm" draw:start-shape="id6" draw:start-glue-point="10" draw:end-shape="id9" draw:end-glue-point="6" svg:d="M14753 7825l6247-1398" svg:viewBox="0 0 6248 1399">
          <text:p/>
        </draw:connector>
        <draw:connector draw:style-name="gr2" draw:text-style-name="P1" draw:layer="layout" draw:type="line" svg:x1="14.753cm" svg:y1="7.825cm" svg:x2="21cm" svg:y2="9.227cm" draw:start-shape="id6" draw:start-glue-point="10" draw:end-shape="id10" draw:end-glue-point="6" svg:d="M14753 7825l6247 1402" svg:viewBox="0 0 6248 1403">
          <text:p/>
        </draw:connector>
        <draw:connector draw:style-name="gr2" draw:text-style-name="P1" draw:layer="layout" draw:type="line" svg:x1="14.753cm" svg:y1="7.825cm" svg:x2="20.999cm" svg:y2="12.026cm" draw:start-shape="id6" draw:start-glue-point="10" draw:end-shape="id11" draw:end-glue-point="6" svg:d="M14753 7825l6246 4201" svg:viewBox="0 0 6247 4202">
          <text:p/>
        </draw:connector>
        <draw:connector draw:style-name="gr2" draw:text-style-name="P1" draw:layer="layout" draw:type="line" svg:x1="14.753cm" svg:y1="10.625cm" svg:x2="20.999cm" svg:y2="3.726cm" draw:start-shape="id7" draw:start-glue-point="10" draw:end-shape="id8" draw:end-glue-point="6" svg:d="M14753 10625l6246-6899" svg:viewBox="0 0 6247 6900">
          <text:p/>
        </draw:connector>
        <draw:connector draw:style-name="gr2" draw:text-style-name="P1" draw:layer="layout" draw:type="line" svg:x1="14.753cm" svg:y1="10.625cm" svg:x2="21cm" svg:y2="6.427cm" draw:start-shape="id7" draw:start-glue-point="10" draw:end-shape="id9" draw:end-glue-point="6" svg:d="M14753 10625l6247-4198" svg:viewBox="0 0 6248 4199">
          <text:p/>
        </draw:connector>
        <draw:connector draw:style-name="gr2" draw:text-style-name="P1" draw:layer="layout" draw:type="line" svg:x1="14.753cm" svg:y1="10.625cm" svg:x2="21cm" svg:y2="9.227cm" draw:start-shape="id7" draw:start-glue-point="10" draw:end-shape="id10" draw:end-glue-point="6" svg:d="M14753 10625l6247-1398" svg:viewBox="0 0 6248 1399">
          <text:p/>
        </draw:connector>
        <draw:connector draw:style-name="gr2" draw:text-style-name="P1" draw:layer="layout" draw:type="line" svg:x1="14.753cm" svg:y1="10.625cm" svg:x2="20.999cm" svg:y2="12.026cm" draw:start-shape="id7" draw:start-glue-point="10" draw:end-shape="id11" draw:end-glue-point="6" svg:d="M14753 10625l6246 1401" svg:viewBox="0 0 6247 1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11:37:16.141565600</meta:creation-date>
    <dc:date>2016-02-20T13:24:31.801372401</dc:date>
    <meta:editing-duration>PT1H20M51S</meta:editing-duration>
    <meta:editing-cycles>2</meta:editing-cycles>
    <meta:generator>LibreOffice/5.0.5.2$Linux_X86_64 LibreOffice_project/00m0$Build-2</meta:generator>
    <meta:document-statistic meta:object-count="39"/>
  </office:meta>
</office:document-meta>
</file>